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5-02-2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4-03-0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3-03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2-03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1-03-1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20-03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9-03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8-03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7-03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6-03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5-03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4-03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3-03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2-03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10-03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0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08-03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07-03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7112380201</text:p>
          </table:table-cell>
          <table:table-cell office:value-type="string" calcext:value-type="string">
            <text:p>(C-29- 7)34bbd- 1</text:p>
          </table:table-cell>
          <table:table-cell office:value-type="string" calcext:value-type="string">
            <text:p>197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